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 svg:font-family="'DejaVu Sans Condensed'"/>
    <style:font-face style:name="Times New Roman1" svg:font-family="'Times New Roman'" style:font-adornments="Normal" style:font-family-generic="roman"/>
    <style:font-face style:name="Times New Roman" svg:font-family="'Times New Roman'" style:font-adornments="Normal"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paragraph-properties style:page-number="auto"/>
    </style:style>
    <style:style style:name="T1" style:family="text">
      <style:text-properties style:font-name="Times New Roman1"/>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 text:outline-level="1">Les amours d’Orphée et sa descente aux Enfers</text:h>
        <text:h text:style-name="Heading_20_2" text:outline-level="2">Argument de la fable d’Orphée et d’Eurydice</text:h>
        <text:p text:style-name="_3c_argument_3e_"><text:span text:style-name="_3c_pb_3e_">[791]</text:span> Orphée, Poëte Thracien, fils de Oeagrus, et de Calliope, estoit le premier de son temps à bien chanter, et à joüer de la Lyre : car l’armonie de sa voix, joint à celle de son instrument charmoit, par un prodige noûveau les Arbres et les Rochers, forçant de la sorte la Nature de violler ses loix, et de renverser l’ordre qu’elle avoit estably en ses œuvres en donnant des oreilles à ces corps inanimez pour les <text:span text:style-name="_3c_pb_3e_">[792]</text:span>rendre capables du sentiment. Le bruit de ses qualitez divines courut par toute la Terre, avec cette puissance, qu’il retenoit de sa cause, de ravir les cœurs de Dames, puis qu’à l’envy les plus belles font gloire de meriter l’honneur de ses bonnes graces. La seule Eurydice, fut digne de le posséder, sans en joüir toutesfois, car elle mourut le jour de ses nopces, de la morsure d’un serpent. Vous lirez les tristes plaintes du mal-heures Orphée, qui descend aux Enfers, par le conseil d’Apollon pour ravoir son Eurydice. La Victoire, qu’il remporte sur Pluton avec les douces armes de sa voix le forçant de luy rendre, comme il fit, aux conditions toutesfois qu’il ne la regarderoit pas jusques à ce qu’il fut dans le sejour de la lumiere, à quoy il s’obligea. Mais son amour extreme luy fit fausser ses promesses. Apres <text:span text:style-name="_3c_pb_3e_">[793]</text:span>avoir un long temps discouru avec elle durant le chemin tenebreux de ces Antres pour amoindrir ses impatiences en l’attente de joüir de sa lumiere, il tourne visage à dessain de l’embrasser. Et alors il se retrouva au milieu de l’Enfer, quoy qu’il fut desja aupres des premieres portes, par le cuisant déplaisir qu’il ressentit de se voir privé pour jamais de sa chete Eurydice, qui luy dit adieu en s’en allent. Il demeura un long temps en ces lieux obscurs sur le rivage de Stix, gemissant comme un Cygne mourant, aupres de ce fleuve. Et enfin voyant que ses regrets et ses larmes ne pouvoient émouvoir ces furies, il remonte en Terre sur le haut d’une Montagne, où il jetta au vent les derniers soupirs de sa voix, et ou il fit entendre au Ciel et à la Nature les tristes accens de sa Lyre, dont l’armonie appella les Forets et <text:span text:style-name="_3c_pb_3e_">[794]</text:span>leurs hostes avec les Rochers charmez par sa douceur aupres de luy. Les M<text:span text:style-name="T1">œ</text:span>nades femmes des Cicones estant forcenees de rage et animee par la Deesse Erinys, le mirent en pieces et rougirent les Rochers de son sang, les Arbres et les Montagnes assemblez furent témoins de cest spectacle, de sorte que retenant encore leur sentiment ils ressentirent la mort de celuy, dont la voix avoit changé leur nature insensible. Ses membres furent jettez et épars en divers lieux, et sa Lyre dans le fleuve l’Hebre avec sa teste. Vous lirez encore la vengeance que le Dieu Bachus tira de sa mort.</text:p>
        <text:p text:style-name="_3c_argument_3e_"/>
        <text:h text:style-name="Heading_20_2" text:outline-level="2">Les amours d’Orphée et d’Eurydice</text:h>
        <text:p text:style-name="Standard"><text:span text:style-name="_3c_pb_3e_">[795]</text:span>Les affections les plus extremes nous font ressentir les plus parfaits contentements en la joüissance du sujet aymé. La Nature, quelque puissante qu’elle soit à produire des allimens d’une <text:span text:style-name="_3c_pb_3e_">[796]</text:span>douceur nompareille, n’a rien en loy de si agreable et de si delicieux que ce veritable Nectar, dont l’Amour desaltere la soif de nos ames. On a beau feindre, avec les discors eloquens des Poëtes, que les Dieux se repaissent en leur Olympe d’une certaine emboisie que les Cieux produisent par merveille, comme le plus pur de leur Nature. Celle dont l’Amour nous entretient, a des charmes de douceur si puissants, que les mortels méprisent le sejour des Dieux, croyant veritablement que la Terre est un nouveau Ciel ; puis que toutes les delices y font leur demeure à la compagnie de <text:soft-page-break/>l’Amour, seul Dieu parmy tous les autres, qui a plus d’Autels consacrez à sa gloire. Je somme les plus beaux <text:span text:style-name="_3c_pb_3e_">[797]</text:span>esprits, et les ames capables d’estre atteintes de cette noble passion de l’amour de confesser cette verité : qu’on ne douteroit plus de l’Enfer, si on estoit privé durant la vie de ses doux sentimens, puis que leurs plaisirs nous persuadent puissamment de croire qu’il y a un Paradis Terrestre, où l’Amour, ce Dieu souverain estoit en prison, et enchaisné avec les liens des contentements du monde. Et que s’estant sauvé par les finesses, emportant toutefois les chaisnes de la servitude, pour converser avec nous, il a planté dans nostre terroir les roses de ses delices, et de la sorte épandu le Paradis par toute la Terre. Et au lieu qu’il estoit captif, ils nous detient esclaves soubs son Empire, mais cette captivité <text:span text:style-name="_3c_pb_3e_">[798]</text:span>est si agreable, que nous n’aymons nostre liberté, que pour estre libre à la rendre eternelle. Je parle de l’amour qui se trouve dans les mariages, ou pour mieux dire des sainctes affections, dont l’estrainte lie estroittement nos cœurs d’une façon purement divine : Car l’amour profane n’a qu’une beauté d’esclair, qui se destruit d’elle-mesme en un moment : On ne peut point s’élever à la cognoissance des plaisirs extremes, qui sont compris dans l’Hymenee, l’experience seule nous peut rendre eloquens, non pour exprimer leur douceur, avec les termes de nostre condition mortelle, mais seulement pour en dire quelque chose qui tesmoigne que c’est un ombre de leur corps. L’estonnement n’en <text:span text:style-name="_3c_pb_3e_">[801]</text:span>est pas grand. Les Atomes se raportent tousjours à leur unité, les effects à leurs causes, et la merveille des actions à la perfection de l’agent. De sorte que puis que le vray Dieu que nous adorons à estably luy-mesme les fondements des loix du Mariage, il est croyable (et l’experience particuliere que nous en avons en destruit la doute), qu’il y a versé abondamment le miel de ses benedictions, aliment capable d’assouvir l’appetit de nos ames, lors qu’elles sont diposees à en recevoir la nourriture. Ce n’est pas que les autres affections que nous contractons en la presence des sujets aymables de nous portent aucunesfois en leur faveur, à un mesme degré d’extremité, que pourroit faire un amour saintement <text:span text:style-name="_3c_pb_3e_">[802]</text:span>conceuë, mais ce ne sont que les premiers mouvemens d’une aveugle passion, qui arme nostre courage et nostre colonté d’une force qui se destruit peu à peu, à mesure que nous agissons. Ou au contraire lors que nous sommes animez par la consideration de l’interest d’une amitié conjugale : la raison seule émeut nos sentiments, et toutes les puissances de nos ames pour voir promptement les effects de nos propositions, à l’advantage du sujet que nous aymons. Nostre esprit ne demeur jamais en repos, comme éloigné de seul élement qui luy faisoit respirer l’air d’une vie comblee de felicité en l’absence de cette moitié de nous-mesme, dont les douleurs sont nos tourmens, et dont la <text:span text:style-name="_3c_pb_3e_">[803]</text:span>mort ouvre nostre sepulture. Et si aucunesfois nous leur survivons, c’est pour eterniser leur respas, en eternisant nos souffrances, et ériger dans nos cœurs, à leur memoire des tristes autels, où à toute heure nous puissions respandre mille larmes de regrets, et autant de plaintes, comme si nous croyons avec ces offrances appaiser l’ire des Dieux, et rendre la mort exorable à nos cris, afin qu’elle nous rendist ce qu’elle nous auroit ravy. Ces impatiences, ces inquietudes, ces douleurs, ces regrets, et enfin toutes ces actions tesmoins irreprochables ou de nostre amour, ou de nostre tristesse, sont naïfvement representez comme dans un tableau, dans cette Fable, par l’exemple du mal-heureux Orphée, <text:span text:style-name="_3c_pb_3e_">[804]</text:span>atteint du plus cuisant desplaisir qui blessa jamais une ame passionnément amoureuse : car il descendit aux Enfers pour trouver son paradis, croyant que les peines de ces esprits infortunez n’avoient rien de rigoureux, à l’égal de ses peines, estant privé des beaux yeux de sa chere Eurydice, dont le trespas l’ensevelit dans un tombeau vivant, où mille morts tyrrannisoient continuellement sa vie, sans pouvoir mourir, d’où procedoit un mal qui estoit plus grand que tous ses maux, d’autant qu’il vouloit suivre l’ame, dont il estoit le corps, tesmoin sa descente en ces lieux tenebreux, où l’armonie de sa Lyre charmante luy traça un chemin, non jamais cogneu, selon que vous verrez par la suicte de la Fable.</text:p>
        <text:p text:style-name="Standard"><text:span text:style-name="_3c_pb_3e_">[805]</text:span>Les divines qualitez d’Orphée rendoient idolatres tous les mortels, car le renom de ses perfections, avoient desja fait ériger à son honneur un nombre infiny d’Autels par toute la terre. Ceux qui le voyoient eussent voulu estre tout oreilles, pour ouyr avec plus de satisfaction l’harmonie de sa voix, mariee avec celle de sa lyre, d’où procedoit un concert si melodieux, que la musque mesme en estoit jalouse, à cause que tous ses sons estoient tellement proportionnez à la douceur nonpareille de ces divins accords que les Dieux jaloux de tant de gloire, s’irritoient aucunesfois contre les hommes de ce qu’ils abandonnoient leurs temples, pour y faire des sacrifices. <text:soft-page-break/>Et souvent Jupiter prenoit ses armes vengeresses, <text:span text:style-name="_3c_pb_3e_">[806]</text:span>à dessein de punir ce Chantre Thracien, mais comme on met en avant que le son des tambours, des trompettes, et des Cloches dissoud les nuPes, et chasse les tonnerres. Je puis dire plus veritablement que l’agreable son de la Lyre d’Orphée desarmoit de Cieu de la Foudre, dissipoit les nuages de la cholere qui couvroit son visage, l’opposant à la naissance des esclairs, pour en éviter les foudres et ainsi il vivoit dans le regne de ses felicitez, admiré d’un chacun, et adoré de tout le monde ensemble, du consentement des Dieux.</text:p>
        <text:p text:style-name="Standard">Or entre toutes les plus belles Nymphes qui furent éprises de sa perfection, il n’aima jamais qu’Eurydice (aussi veritablement estoit-ce la plus aymable creature <text:span text:style-name="_3c_pb_3e_">[807]</text:span>que l’Amour eust jamais blessée de ses traicts). Leurs affections reciproques se trouvent si extremes en leur naissance, que ceux qui en cognoissoient l’excez, n’en pouvoient desirer que la duree, la Beauté d’Eurydice ravit l’ame d’Orphee par les yeux, et l’armonie de la voix d’Orphee celle d’Eurydice par les oreilles, si que tous deux amoureux, et ravis reciproquement par des divers charmes, unissent leurs cœurs en ce ravissement, par un amour qui ne mourra jamais, l’un trouve son Paradis dans l’admiration de ce qu’il ayme, et l’autre en ayant la voix de celuy qu’il adore, dont les chansons sont des discours d’Oracles, qui presagent que sa vie sera comblee de toute sorte de félicité. Et veritablement, <text:span text:style-name="_3c_pb_3e_">[808]</text:span>il estoit impossible qu’elle en creut autre chose, pour ce que la voix de son Amant faisoit assembler tous les plaisirs autour d’elle pour en écouter l’armonie, ainsi elle ne songeoit à rien moins qu’au mal-heur qui se preparoit pour changer son lict nuptial, et une funeste sepulture. Eurydice méprise toute sorte de compagnie, pour jouyr de la presence de son Orphee, puis que le seul il a ce pouvoir de charmer son envie, et de disposer tellement son ame à la joye de tous les objects du monde, quelques parfaicts qu’ils soient, luy desplaisent, s’ils ne portent quelque marque de sa ressemblance. La nuict l’afflige grandement, estant privée de la lumiere de son Soleil, elle n’a point d’autres charmes pour soulager les maux en son absence, que de caresser son imagination, qui comme le fidel Secretaire de ses amoureuses pensees, luy represente si naïfvement son Orphée, qu’elle le voit sans le voir, l’admire sans cesse des yeux de l’ame, tandis qu’elle ne le peut des yeux du corps, tellement que par un invention que l’Amour luy apprend, elle trouve le moyen de ne se separer jamais de ce qu’elle ayme, attendant avec les impatiences d’une ame passionnee, que le Ciel favorable à ses vœux, acheve de verser sur sa teste les dernieres influences de ses prosperitez.</text:p>
        <text:p text:style-name="Standard">Mais l’Envie s’oppose à l’accomplissement de ses vœux, car toutes les Nymphes les plus parfaites vont à la chasse des affections <text:span text:style-name="_3c_pb_3e_">[810]</text:span>de son Orphée, armees des puissantes attraits de leur beauté qui ne trouvent jamais de la resistence. Toutefois ce divin chantre a des charmes contre leurs charmes : car la douceur de sa voix assujettit tellement l’Amour soubs son Empire, qu’il n’oseroit le blesser sans sa permission : fust-ce de ses fleches dorees, si bien que vaincu volontairement par sa seule Eurydice, il triomphe de toutes les autres. Sa Maistresse mécognoissant la force de son amour, l’accuse secrettement par apprehension d’inconstance, et croit aucunesfois que ses merites luy feront changer de dessain en faveur d’une estrangere, puis que d’ailleurs elle a manqué d’appas pour l’arrester long-temps à son service. Ces considerations troublent <text:span text:style-name="_3c_pb_3e_">[811]</text:span>le repos de la vie, et le malheur est encore, que d’autant plus qu’elle le juge accomply, la crainte de perdre la tourmente davantage, quoy qu’elle ne le possede que par le desir extreme qu’elle en a. Il faut confesser que l’Amour donne des sentimens de plaisirs à nos ames que la pensee ne peut souffrir tant ils sont delicieux, mais aussi ses épines ont des pointes de rigueurs si cuisantes que le mal qu’on en souffre comprend en soy la douleur de tous les plus cruels supplices. Eurydice voit d’un costé ses esperances establies sur le fondement de l’affection qu’Orphée a pour elle, et de l’autre la representation continuelle de ses perfections, la rend de telle sorte chancellante entre le bien de le posséder et le <text:span text:style-name="_3c_pb_3e_">[812]</text:span>mal-heur de le perdre, que veritablement en eschange d’un bien imaginaire, dont elle se repait, elle souffre mille maux, dont le moindre est pire que la mort, elle distilloit peu à peu sa vie par ses yeux, pleurant sans cesse comme si avec l’eau de ses larmes. Elle eut creu estaindre le feu de son amour alors que le Ciel par un coup de faveur arresta le cours de ses infortunes, la faisant aborder au port ou ses desirs avoient desja ancré par advance, je veux dire qu’apres mille apparances de tempestes qui sembloient preparer son naufrage en la mer d’amour, ou elle s’estoit embarquee à la faveur du vent de ses soupirs sans autre pilote que sa passion : elle joüit du calme et de la bonnasse se mariant avec son Orphee au <text:span text:style-name="_3c_pb_3e_">[813]</text:span>temps que moins elle esperoit, et que plus elle le <text:soft-page-break/>desiroit.</text:p>
        <text:p text:style-name="Standard">Qui pourroit exprimer les delices nompareilles de ces deux Amants se voyant à la vueille de leurs nopces en l’agreable attante du jour, si passionnément desiré et de l’un et de l’autre. Orphée est muet au deffaut de termes capables de publier la gloire de son bon-heur : mais sa Lyre éloquente parle pour luy, et avec les doux accents de ses accords fait resonner dans l’air, les plus agreables chansons de la joye. Eurydice pour estre trop contente ne sçait veritablement ou elle est : car l’éclat de sa felicité l’ébloüit de la sorte qu’elle est tout à fait perduë dans ses plaisirs, quoy qu’il ne fassent que naistre.</text:p>
        <text:p text:style-name="Standard">Les magnificences des nopces <text:span text:style-name="_3c_pb_3e_">[814]</text:span>se preparent : mais les oyseaux de funeste augure invitent les mal-heur pour en troubler la feste. Les indices les évidens, et les marques apparentes font voir le presage de quelque tragedie, l’excez du calme est tousjours l’avant-coureur de l’orage : qu’en arrivera-t-il.</text:p>
        <text:p text:style-name="Standard">Les Nymphes des vallees et des montaignes, les Nereides, et les Driades furent invitees, et la feste fut celebree dans une salle des preds, que Flore avoit ornee d’une tapisserie d’émail, la plus belle qui se vit jamais : au lever de l’Aurore les fleurs s’épanoüirent à l’enuy, et épandirent en l’air le baume de leurs odeurs et les soucis faisoient paroistre leur teste jaunissante, estant arrectez par le mal-heur, qui comme la Deesse <text:span text:style-name="_3c_pb_3e_">[815]</text:span>de discorde, a desja un funeste instrument en la main pour s’en servir, à la ruyne des plaisirs de ces deux amants.</text:p>
        <text:p text:style-name="Standard">Le Dieu Hymenee y assista, mais ce fut avec un visage triste qui presageoit l’arrivee de quelque funeste accident. Orphée n’a point des yeux pour prendre garde à ces indices d’infortune, d’autant qu’il porte encore le bandeau de son amour, et de plus, quand bien cela ne seroit pas, les beautez de la chere Euridice, occupent tellement les puissances de son ame, à son admiration qu’encore bien qu’il eut autant d’yeux que le miserable Argus, il n’en auroit pas assez selon son desir, pour assouvir l’appetit de son amoureux sentiment en la contemplation des charmes de sa <text:span text:style-name="_3c_pb_3e_">[816]</text:span>Maistresse, qui le tiennent sans cesse garotté, mais avec de se douces chaisnes, que veritablement il ne croit avoir vescu que depuis le temps qu’il souspire soubs sa servitude. Eurydice, comme sa chere moitié, n’a point d’autre sentiment que ceux de sa passion : Car elle ne vit que par luy, et pour luy-mesme, de sorte qu’elle ne se meut que par son action, et n’est point capable de plaisir, que pour suivre les volontez de son Amant. Tous les Bergers de la contree se trouverent à leurs nopces, et les uns avec leur chalumeau, et les autres avec leur flutte, et empeschoient qu’on ne pouvoir pas ouyr les tristes chansons des mauvaises augures qui estoient de leur partie. Mais quelle raison aussi d’apprehender l’inconstance <text:span text:style-name="_3c_pb_3e_">[817]</text:span>de la fortune, puisque l’amour a cloüé sa roue en faveur de ses deux Amans, ayant fait naistre le jour qui doit servir de phare, pour les conduire au pont de leurs desirs. Ils souspirent bien encore d’une amoureuse langueur en l’attante de cueillir ses fruicts, dont ils ne possedent que les fleurs, mais c’est avec tant de plaisir (comme charmez par les plus puissans appas d’une esperance bien fondee) qu’il en ayment l’exercice.</text:p>
        <text:p text:style-name="Standard">Qui eut veu alors la belle Eurydice, eut admiré sur son visage plus de Lys et de Roses que le Prin-temps n’en fait naistre sur la Terre : ses beaux yeux, éclattans en charmes, estoient les Soleils qui faisoient épanoüir ses fleurs. Les graces leurs donnoient le lustre <text:span text:style-name="_3c_pb_3e_">[818]</text:span>et le doux vent de ses amoureux souspris, comme un autre Zephir, y semoient mille bluettes d’émail, dont la lueur pleine de merveille rendoit la Deesse Flore jalouse, n’ayant pas l’industrie de cultiver ses partetres avec tant de gloire : ses mignardises avoient le soing de les arroser avec ses larmes amoureuses alors que pour moderer l’ardeur qui embrasoit son ame, elle se mettoit aucunesfois à pleurer, croyant par cét eau, estaindre un peu ce feu ; ses appas et ses attraits, avoient charge de conserver sa beauté en un mesme estat, aussi bien que son Empire sur tous les cœurs : son sein de neige produisoit mille nouvelles fleurs de douceur qu’un vent mollet et plein d’amour agitoit doucement, <text:span text:style-name="_3c_pb_3e_">[819]</text:span>et d’où procedoit les épines de regret, qui en estoient inseparables, de les voir sans en pouvoir flairer l’odeur. Enfin toutes ses perfections estoient ce jour là si vistement animees qu’on eut dit que c’estoit une autre Pandore, que les Dieux avoient formee, pour servir de modelle à la Nature, en tous ses ouvrages. Orphee estoit l’adorateur avec cet amoureux dessain de se sacrifier soy-mesme sur l’autel de ses merites n’ayant rien de plus digne pour offrir.</text:p>
        <text:p text:style-name="Standard">Il est temps de faire changer de face à ce Theatre de nopces, ou les plaisirs et le passe-temps ont <text:soft-page-break/>joüé une Comedie capable de desennuyer les esprits les plus affligez. Le Beautemps a trop duré, le calme est sur son declin. <text:span text:style-name="_3c_pb_3e_">[820]</text:span>L’éclair nous menace du tonnerre : les Alcions ont demoly leur nid : les Zephirs quittent la place à leurs freres aisnez : le Soleil, faché de la venuë du mauvais temps se cache dans les nuës et couvre son beau visage de leur voile obscur : l’Air agitté par les avant-courreurs d’une prochaine tempeste, chasse le jour, et fait naistre la nuict : la pluye fait pleurer le Ciel, et inonde la Terre. SI que tout le monde est remply d’un nouvel effroy pour marque d’un prochain accident le plus funeste qui se vit jamais. La Joye, les Ris, et les contentemens deviennent muets tout à coup, oyant le bruit de l’orage qui prepare un tombeau à ces deux Amants, quoy qu’il n’y en ait qu’un seul d’ensevely : les Oiseaux <text:span text:style-name="_3c_pb_3e_">[821]</text:span>de mauvaise augure imposent silence aux Rossignols, qui peuploient les arbres de cette contree, et la Tristesse faisoit desja paroistre parmy toutes les magnificences de cette feste, les marques de son dueil. Le Dieu Hymenee quitte l’assemblee avec un action colere. Enfin tous les objets qui se presentent aux yeux d’Orphée, fors celuy de sa chere Eurydice, luy témoignent, chacun à sa façon, que la felicité qui l’accompagne a emprunté les aisles de l’inconstances pour s’envoller et le laisser à la mercy des malheurs qui éguisent desja leurs armes à dessain de tourmenter sa vie. Ce qui l’afflige aucunement par advance, et jusques à ce point de se resoudre à consulter l’Oracle, comme il fait, afin de sçavoir <text:span text:style-name="_3c_pb_3e_">[822]</text:span>les divers evenemens qui peuvent troubler son repos. Il laisse donc sa chere Eurydice à l’ombre d’un arbre, pour entretenir ses pensees à la fraicheur de cet abry, tandis qu’il se met en chemin de voir les effects de sa resolution.</text:p>
        <text:p text:style-name="Standard">Ou allez-vous amoureux Orphee ; est-ce ainsi que vous abandonnez pour jamais vostre chere moitié sous la garde d’une solitude des pres ; Ne sçavez-vous pas que les serpens gisent sur l’herbe et que de la sorte quelque beste venimeuse peut blesser à mort l’unique sujet de vostre vie. D’ailleurs ignorez-vous encore que sa beauté, tousjours plaine de charmes, n’anime pas la temerité de quelque Berger à luy ravir par la force, ce que vous avez conquis par l’amour, sans en joüir. Je veux</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 svg:font-family="'DejaVu Sans Condensed'"/>
    <style:font-face style:name="Times New Roman1" svg:font-family="'Times New Roman'" style:font-adornments="Normal" style:font-family-generic="roman"/>
    <style:font-face style:name="Times New Roman" svg:font-family="'Times New Roman'" style:font-adornments="Normal"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position="0% 100%" fo:font-size="12pt" fo:letter-spacing="normal" fo:language="fr" fo:country="FR" style:font-size-asian="12pt" style:language-asian="fr" style:country-asian="FR" style:font-size-complex="12pt" style:language-complex="fr" style:country-complex="FR" style:text-scale="100%"/>
    </style:default-style>
    <style:default-style style:family="paragraph">
      <style:paragraph-properties fo:margin-left="0cm" fo:margin-right="0cm" fo:margin-top="0cm" fo:margin-bottom="0cm"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text-properties style:font-name="Times New Roma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3c_argument_3e_" style:display-name="&lt;argument&gt;" style:family="paragraph" style:parent-style-name="Standard">
      <style:paragraph-properties fo:margin-left="2cm" fo:margin-right="2cm" fo:text-indent="0.3cm" style:auto-text-indent="false"/>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_3c_pb_3e_" style:display-name="&lt;pb&gt;" style:family="text">
      <style:text-properties fo:color="#ff3333" style:text-position="sub 58%"/>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uscule d'un célébre auteur egyptien . Contenant l'histoire d'Orphée, par laquelle on pourroit soupçonner qu'il est peu de femmes fideles</dc:title>
    <dc:subject/>
    <meta:initial-creator>Collande, Alexandre-Jacques-Pierre Le Gendre (1726?-1752)</meta:initial-creator>
    <meta:keyword/>
    <dc:date>2020-03-22T13:41:07.27</dc:date>
    <dc:creator>Karolina Suchecka</dc:creator>
    <meta:editing-duration>P17DT21H39M36S</meta:editing-duration>
    <meta:editing-cycles>4</meta:editing-cycles>
    <meta:generator>OpenOffice/4.1.6$Win32 OpenOffice.org_project/416m1$Build-9790</meta:generator>
    <meta:document-statistic meta:table-count="0" meta:image-count="0" meta:object-count="0" meta:page-count="5" meta:paragraph-count="15" meta:word-count="3525" meta:character-count="20801"/>
  </office:meta>
</office:document-meta>
</file>